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0d993"/>
    </style:style>
    <style:style style:name="P2" style:family="paragraph" style:parent-style-name="Standard" style:list-style-name="L1">
      <style:text-properties officeooo:paragraph-rsid="0000d993"/>
    </style:style>
    <style:style style:name="P3" style:family="paragraph" style:parent-style-name="Standard" style:list-style-name="L1">
      <style:text-properties officeooo:rsid="0000d993" officeooo:paragraph-rsid="0000d993"/>
    </style:style>
    <style:style style:name="P4" style:family="paragraph" style:parent-style-name="Standard">
      <style:text-properties officeooo:rsid="0000d993" officeooo:paragraph-rsid="0000d993"/>
    </style:style>
    <style:style style:name="T1" style:family="text">
      <style:text-properties style:text-position="super 58%"/>
    </style:style>
    <style:style style:name="T2" style:family="text">
      <style:text-properties officeooo:rsid="0000d993"/>
    </style:style>
    <style:style style:name="T3" style:family="text">
      <style:text-properties fo:font-weight="normal" style:font-weight-asian="normal" style:font-weight-complex="normal"/>
    </style:style>
    <style:style style:name="T4" style:family="text">
      <style:text-properties fo:font-weight="normal" officeooo:rsid="0000d993" style:font-weight-asian="normal" style:font-weight-complex="normal"/>
    </style:style>
    <style:style style:name="T5" style:family="text">
      <style:text-properties fo:color="#808080" loext:opacity="100%" style:font-name="Consolas" fo:font-size="10.5pt" fo:font-weight="normal" fo:background-color="#1e1e1e" loext:char-shading-value="0" style:font-weight-asian="normal" style:font-weight-complex="normal"/>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k, I'm back. I think first we need to add in a currency to the game. Create a variable in javascript to track this currency for the player called “primaryCoin”. And then give me some HTML to add it in a similar style to how we are displaying the currentTool.</text:p>
      <text:p text:style-name="Standard"/>
      <text:p text:style-name="Standard">Now i want to start working on adding Fields to the game. </text:p>
      <text:p text:style-name="Standard"/>
      <text:p text:style-name="Standard">Here is an addField button that I’ve written:</text:p>
      <text:p text:style-name="Standard"/>
      <text:p text:style-name="Standard">&lt;span&gt;Fields:&lt;/span&gt; &lt;button onclick="addField()" id="addFieldButton"&gt;Add Field&lt;/button&gt;</text:p>
      <text:p text:style-name="Standard"/>
      <text:p text:style-name="Standard">The addField button's expected behaviour should be:</text:p>
      <text:p text:style-name="Standard">-Each time the addField button is pressed a new fieldArray is spawned. fieldArray's start out with a single fieldTile each and can be expanded.</text:p>
      <text:p text:style-name="Standard">-The first field is free</text:p>
      <text:p text:style-name="Standard">-The 2<text:span text:style-name="T1">nd</text:span> field is 10pC, </text:p>
      <text:p text:style-name="Standard">-every field beyond that will increment as follows: newFieldCost=fieldCostModifier*lastFieldCost</text:p>
      <text:p text:style-name="Standard">-fieldCostModifier=1.15</text:p>
      <text:p text:style-name="Standard"/>
      <text:p text:style-name="Standard">here's how fieldArray's should work:</text:p>
      <text:p text:style-name="Standard">-starts with a 1x1 array of fieldTile buttons.</text:p>
      <text:p text:style-name="Standard">-each generated instance of a fieldArray should be unique and labelled with a number starting with 1.</text:p>
      <text:p text:style-name="Standard">-fieldArray’s have various properties such as size and crop.</text:p>
      <text:p text:style-name="Standard">-each field spawns with an “Expand” button that runs the fieldExpand function on that field.</text:p>
      <text:p text:style-name="Standard">-the fieldExpansion function increases the array by 1 row and 1 column with each press of the Expand button. So if the field starts with a 1x1 grid, after the first press of the expand button it would have a 2x2 grid of fieldTile buttons, <text:s/>the second, a 3x3 grid of fieldTile buttons, and so on.</text:p>
      <text:p text:style-name="Standard">-fieldArray’s will have a cropType selector in the form of a drop down menu, for now the only cropType will be testWheat, represented by “¥” next to the field name. This cropType determines what growing stages the fieldTile button uses during its “Planted Phase” the growing stages for wheat are described later.</text:p>
      <text:p text:style-name="Standard"/>
      <text:p text:style-name="Standard">and here's how fieldTile buttons should work:</text:p>
      <text:p text:style-name="Standard">-each generated fieldTile button should be unique within each unique fieldArray.</text:p>
      <text:p text:style-name="Standard">-The fieldTile buttons through various phases, each with it’s own stages by clicking on a fieldTile button.<text:line-break/>-fieldTile buttons will switch between being disabled and enabled based on two primary factors:</text:p>
      <text:p text:style-name="Standard"><text:tab/>-if the player has the correct tool currently active</text:p>
      <text:p text:style-name="Standard"><text:tab/>-if a timer has reached 0, these timers start when the button spawns in that particular state</text:p>
      <text:p text:style-name="Standard">-The following is a breakdown of each of these phases and their individual conditions. These are fairly sparse for now but will be fleshed out with different </text:p>
      <text:p text:style-name="Standard">Empty Phase:</text:p>
      <text:p text:style-name="Standard">-button text “~”, currentTool requirement = Plow, fieldTileTimer requirement = 0s</text:p>
      <text:p text:style-name="Standard">Preparation Phase:</text:p>
      <text:p text:style-name="Standard">-Plowed: button text “=”, currentTool requirement = Seeds, fieldTileTimer requirement = 0s</text:p>
      <text:p text:style-name="Standard">-Planted: Button text “.”, fieldTileTimer = 5s</text:p>
      <text:p text:style-name="Standard">From here on the fieldTile button remains disabled as it goes through the next phase and the fieltTileTimer only triggers the next stage.</text:p>
      <text:p text:style-name="Standard">Growth Phase:</text:p>
      <text:p text:style-name="Standard">-Growing Stage 1: button text “,”, fieldTileTimer = 3s</text:p>
      <text:p text:style-name="Standard"><text:soft-page-break/>-Growing Stage 2: button text “|”, fieldTileTimer = 3s</text:p>
      <text:p text:style-name="Standard">-Growing Stage 3: button text “¥”, fieldTileTimer = 3s</text:p>
      <text:p text:style-name="Standard"/>
      <text:p text:style-name="P4">Next we need to set up a current seed selector in the same way did the tools functions with some changes. Right now the only seed type we have is Wheat so we only need one button to represent that seed type. That button should also only be enabled if the players wheatSeedsCount is greater than zero.</text:p>
      <text:p text:style-name="Standard"/>
      <text:p text:style-name="P1">Next up we need to make the field tile. <text:span text:style-name="T2">Field tiles represent the individual plots within each field and they will simulate the different stages of farming. Each stage of the field tile will start off as a disabled button, once certain conditions are met(which are different for each stage), the button becomes activated and the user can click it to advance to the next stage. The field tile button needs to be able to listen to all of the buttons and variables in the inventory and store display divs and enable or disable themselves based on different conditions laid out below.</text:span></text:p>
      <text:p text:style-name="P1"/>
      <text:p text:style-name="P1"><text:span text:style-name="T2">Here is a basic outline of the stages a field tile will go through:</text:span></text:p>
      <text:list xml:id="list1910669353" text:style-name="L1">
        <text:list-item>
          <text:p text:style-name="P2"><text:span text:style-name="T2">Empty “~”: field tiles are always first spawned in this initial state. </text:span></text:p>
          <text:list>
            <text:list-item>
              <text:p text:style-name="P3">Empty field tiles only become enabled if </text:p>
              <text:list>
                <text:list-item>
                  <text:p text:style-name="P3">currentTool is set to Plow </text:p>
                </text:list-item>
              </text:list>
            </text:list-item>
            <text:list-item>
              <text:p text:style-name="P3">The player then click the field tile button</text:p>
            </text:list-item>
            <text:list-item>
              <text:p text:style-name="P3">The field tile button advances it to the “Plowed” stage.</text:p>
            </text:list-item>
          </text:list>
        </text:list-item>
        <text:list-item>
          <text:p text:style-name="P3">Plowed “=”: the second stage of a field tile.</text:p>
          <text:list>
            <text:list-item>
              <text:p text:style-name="P3">Plowed field tiles only become enabled if:</text:p>
              <text:list>
                <text:list-item>
                  <text:p text:style-name="P3">currentTool is set to Seeds. </text:p>
                </text:list-item>
                <text:list-item>
                  <text:p text:style-name="P3">currentSeed is set to anything other than “None” </text:p>
                </text:list-item>
                <text:list-item>
                  <text:p text:style-name="P3">The player has enough seeds in their inventory, for “Wheat” the player must have at least 3 seeds in their inventory</text:p>
                </text:list-item>
              </text:list>
            </text:list-item>
            <text:list-item>
              <text:p text:style-name="P3">The player clicks the field tile button</text:p>
            </text:list-item>
            <text:list-item>
              <text:p text:style-name="P3">The game deducts the required amount of seeds from the player inventory</text:p>
            </text:list-item>
            <text:list-item>
              <text:p text:style-name="P3">The field tile button advances to the “Sown” stage. </text:p>
            </text:list-item>
          </text:list>
        </text:list-item>
        <text:list-item>
          <text:p text:style-name="P3">Sown “.”: the third stage of a field tile.</text:p>
          <text:list>
            <text:list-item>
              <text:p text:style-name="P3">Sown fields contain whatever type of seed the player was holding when it was clicked which sets which kind of crop it will eventually grow. For now we only have Wheat seeds.</text:p>
            </text:list-item>
            <text:list-item>
              <text:p text:style-name="P3">A timer called germinatingTimer starts as soon as the field tile enters the Sown stage lasting 2 seconds.</text:p>
            </text:list-item>
            <text:list-item>
              <text:p text:style-name="P3">the field tile advances to the “Growing” stage. </text:p>
            </text:list-item>
          </text:list>
        </text:list-item>
        <text:list-item>
          <text:p text:style-name="P3">Growing “|”: the fourth stage of a field tile.</text:p>
          <text:list>
            <text:list-item>
              <text:p text:style-name="P3">A different timer called growthTimer starts as soon as the field tile enters the Growing stage lasting 4 seconds</text:p>
            </text:list-item>
            <text:list-item>
              <text:p text:style-name="P3">the field tile advances to the “Ready” stage. </text:p>
            </text:list-item>
          </text:list>
        </text:list-item>
        <text:list-item>
          <text:p text:style-name="P2"><text:span text:style-name="T2">Ready field tiles display a</text:span><text:span text:style-name="T4"> character based on what type of seed they contain. For field tiles that contain wheat seeds they display a “¥” character.</text:span></text:p>
          <text:list>
            <text:list-item>
              <text:p text:style-name="P3"><text:span text:style-name="T3">Ready fields only become enabled if:</text:span></text:p>
              <text:list>
                <text:list-item>
                  <text:p text:style-name="P3"><text:span text:style-name="T3">currentTool is set to “None”</text:span></text:p>
                </text:list-item>
              </text:list>
            </text:list-item>
            <text:list-item>
              <text:p text:style-name="P3"><text:span text:style-name="T3">the player then clicks the field tile</text:span></text:p>
            </text:list-item>
            <text:list-item>
              <text:p text:style-name="P3"><text:span text:style-name="T3">the game adds the appropriate amount of crops to the player inventory, for now we only have “Wheat” which yields 4 units per harvest.</text:span></text:p>
            </text:list-item>
            <text:list-item>
              <text:p text:style-name="P3"><text:span text:style-name="T3">the field tile resets to it’s default stage of Empty.</text:span></text:p>
            </text:list-item>
          </text:list>
        </text:list-item>
      </text:list>
      <text:p text:style-name="P4"><text:span text:style-name="T3"/></text:p>
      <text:p text:style-name="P4"><text:span text:style-name="T3">Don’t start suggesting code just yet I want to show you the full index.html and main.js files in their </text:span><text:soft-page-break/><text:span text:style-name="T3">current, up to date form.</text:span></text:p>
      <text:p text:style-name="P4"><text:span text:style-name="T3"/></text:p>
      <text:p text:style-name="P4"><text:span text:style-name="T3">Given these instructions can you write me some snippets of javascript and html to implement it? Assume we already have the currentTool, currentSeed, and iventory.wheat variables already set up. Remember you don’t need to rewrite entire files worth of code and what code you do write should always be formatted into code blocks please.</text:span></text:p>
      <text:p text:style-name="P1"><text:span text:style-name="T5"/></text:p>
      <text:p text:style-name="P4"><text:span text:style-name="T3"/></text:p>
      <text:p text:style-name="P4"><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19T19:31:03.429000000</dc:date>
    <meta:editing-duration>P1DT9H23M15S</meta:editing-duration>
    <meta:editing-cycles>3</meta:editing-cycles>
    <meta:generator>LibreOffice/7.4.4.2$Windows_X86_64 LibreOffice_project/85569322deea74ec9134968a29af2df5663baa21</meta:generator>
    <meta:document-statistic meta:table-count="0" meta:image-count="0" meta:object-count="0" meta:page-count="3" meta:paragraph-count="64" meta:word-count="1054" meta:character-count="6173" meta:non-whitespace-character-count="5143"/>
  </office:meta>
</office:document-meta>
</file>